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425in"/>
    </style:style>
    <style:style style:name="co10" style:family="table-column">
      <style:table-column-properties fo:break-before="auto" style:column-width="0.5957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748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366in"/>
    </style:style>
    <style:style style:name="co18" style:family="table-column">
      <style:table-column-properties fo:break-before="auto" style:column-width="0.4709in"/>
    </style:style>
    <style:style style:name="co19" style:family="table-column">
      <style:table-column-properties fo:break-before="auto" style:column-width="0.399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UIscapeSvgTimel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ase-in-out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table:formula="of:=[.I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-3546" calcext:value-type="float">
            <text:p>-354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Thin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Sa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pFlagBillsPai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7"/>
          <table:table-cell office:value-type="string" calcext:value-type="string">
            <text:p>ease-in-ou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utton</text:p>
          </table:table-cell>
          <table:table-cell office:value-type="string" calcext:value-type="string">
            <text:p>Turbo switch</text:p>
          </table:table-cell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58.974" calcext:value-type="float">
            <text:p>1258.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ack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Ask checkbox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CheckAsk</text:p>
          </table:table-cell>
          <table:table-cell office:value-type="string" calcext:value-type="string">
            <text:p>Ask checkbox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Back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Forward</text:p>
          </table:table-cell>
          <table:table-cell office:value-type="string" calcext:value-type="string">
            <text:p>For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For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PopFlagThinking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25" calcext:value-type="float">
            <text:p>12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View Detail button</text:p>
          </table:table-cell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75" calcext:value-type="float">
            <text:p>12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25" calcext:value-type="float">
            <text:p>14.25</text:p>
          </table:table-cell>
          <table:table-cell office:value-type="string" calcext:value-type="string">
            <text:p>PopFlagBillsPai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string" calcext:value-type="string">
            <text:p>PayBil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25" calcext:value-type="float">
            <text:p>15.2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5" calcext:value-type="float">
            <text:p>15.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string" calcext:value-type="string">
            <text:p>PopFlagSale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 table:number-rows-repeated="104848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ietShift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6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/>
          <table:table-cell office:value-type="string" calcext:value-type="string">
            <text:p>Pre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omG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enta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an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First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Only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ci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tal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enta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yan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Only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e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omGUI</text:p>
          </table:table-cell>
          <table:table-cell table:number-columns-repeated="2"/>
          <table:table-cell office:value-type="float" office:value="-1920" calcext:value-type="float">
            <text:p>-19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tistic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gital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genta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yanWorkspace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deFirst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deOnly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ncil</text:p>
          </table:table-cell>
          <table:table-cell table:number-columns-repeated="2"/>
          <table:table-cell office:value-type="float" office:value="-384" calcext:value-type="float">
            <text:p>-384</text:p>
          </table:table-cell>
          <table:table-cell office:value-type="float" office:value="-216" calcext:value-type="float">
            <text:p>-2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yan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yan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entaWorkspac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cil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eFirs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deOnly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deOnl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pac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gentaWorkspac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GUIscapeSvgTimeline.A1:GUIscapeSvgTimeline.Q86" table:display-filter-buttons="true"/>
        <table:database-range table:name="__Anonymous_Sheet_DB__1" table:target-range-address="QuietShift.A1:QuietShift.Q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8:04:49.01707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5:59:31.016126200</meta:creation-date>
    <dc:title>MyCalcTemplate</dc:title>
    <meta:editing-duration>PT8H23M34S</meta:editing-duration>
    <meta:editing-cycles>24</meta:editing-cycles>
    <meta:generator>LibreOffice/25.8.3.2$Windows_X86_64 LibreOffice_project/8ca8d55c161d602844f5428fa4b58097424e324e</meta:generator>
    <meta:initial-creator>Daniel Patterson, MCSD</meta:initial-creator>
    <dc:date>2025-12-19T18:07:44.450413700</dc:date>
    <dc:creator>Daniel Patterson, MCSD</dc:creator>
    <meta:document-statistic meta:table-count="2" meta:cell-count="511" meta:object-count="0"/>
    <meta:template xlink:type="simple" xlink:actuate="onRequest" xlink:title="MyCalcTemplate" xlink:href="../../../../../../../Users/Daniel/AppData/Roaming/LibreOffice/4/user/template/MyCalcTemplate.ots" meta:date="2025-12-16T05:59:29.881975000"/>
  </office:meta>
</office:document-meta>
</file>